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33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office:value-type="string">
            <text:p>column_name</text:p>
          </table:table-cell>
          <table:table-cell office:value-type="string">
            <text:p>mean</text:p>
          </table:table-cell>
          <table:table-cell office:value-type="string">
            <text:p>media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table:number-columns-repeated="1019"/>
        </table:table-row>
        <table:table-row table:style-name="ro1">
          <table:table-cell office:value-type="string">
            <text:p>numero_de_cliente</text:p>
          </table:table-cell>
          <table:table-cell office:value-type="float" office:value="17328982">
            <text:p>17328982</text:p>
          </table:table-cell>
          <table:table-cell office:value-type="float" office:value="17346765">
            <text:p>17346765</text:p>
          </table:table-cell>
          <table:table-cell office:value-type="float" office:value="39947297">
            <text:p>39947297</text:p>
          </table:table-cell>
          <table:table-cell office:value-type="float" office:value="4566141">
            <text:p>4566141</text:p>
          </table:table-cell>
          <table:table-cell table:number-columns-repeated="1019"/>
        </table:table-row>
        <table:table-row table:style-name="ro1">
          <table:table-cell office:value-type="string">
            <text:p>foto_mes</text:p>
          </table:table-cell>
          <table:table-cell table:number-columns-repeated="4" office:value-type="float" office:value="201405">
            <text:p>201405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rketing_activo_ultimos90dias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cliente_vi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liente_sucursal</text:p>
          </table:table-cell>
          <table:table-cell office:value-type="float" office:value="373">
            <text:p>373</text:p>
          </table:table-cell>
          <table:table-cell office:value-type="float" office:value="329">
            <text:p>329</text:p>
          </table:table-cell>
          <table:table-cell office:value-type="float" office:value="1019">
            <text:p>1019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cliente_edad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liente_antiguedad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rentabilidad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rentabilidad_annual</text:p>
          </table:table-cell>
          <table:table-cell office:value-type="float" office:value="8311">
            <text:p>8311</text:p>
          </table:table-cell>
          <table:table-cell office:value-type="float" office:value="6507">
            <text:p>6507</text:p>
          </table:table-cell>
          <table:table-cell office:value-type="float" office:value="916512">
            <text:p>916512</text:p>
          </table:table-cell>
          <table:table-cell office:value-type="float" office:value="-73893">
            <text:p>-73893</text:p>
          </table:table-cell>
          <table:table-cell table:number-columns-repeated="1019"/>
        </table:table-row>
        <table:table-row table:style-name="ro1">
          <table:table-cell office:value-type="string">
            <text:p>mcomisione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ctivos_margen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pasivos_margen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rketing_coss_selling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paquete1</text:p>
          </table:table-cell>
          <table:table-cell table:number-columns-repeated="4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paquete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3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5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8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uenta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uenta_corrien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uenta_corriente_Nopaquete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038596">
            <text:p>1038596</text:p>
          </table:table-cell>
          <table:table-cell office:value-type="float" office:value="-59042">
            <text:p>-59042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cuenta_corriente_Paquete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76926">
            <text:p>2976926</text:p>
          </table:table-cell>
          <table:table-cell table:style-name="ce1" office:value-type="float" office:value="-5208846">
            <text:p>-5208846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cuenta_corriente_dolare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_ahorr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aja_ahorro_Paquete</text:p>
          </table:table-cell>
          <table:table-cell office:value-type="float" office:value="16498">
            <text:p>16498</text:p>
          </table:table-cell>
          <table:table-cell office:value-type="float" office:value="3775">
            <text:p>3775</text:p>
          </table:table-cell>
          <table:table-cell office:value-type="float" office:value="9288922">
            <text:p>9288922</text:p>
          </table:table-cell>
          <table:table-cell office:value-type="float" office:value="-1787">
            <text:p>-1787</text:p>
          </table:table-cell>
          <table:table-cell table:number-columns-repeated="1019"/>
        </table:table-row>
        <table:table-row table:style-name="ro1">
          <table:table-cell office:value-type="string">
            <text:p>mcaja_ahorro_Nopaquete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515651">
            <text:p>1515651</text:p>
          </table:table-cell>
          <table:table-cell office:value-type="float" office:value="-2799">
            <text:p>-2799</text:p>
          </table:table-cell>
          <table:table-cell table:number-columns-repeated="1019"/>
        </table:table-row>
        <table:table-row table:style-name="ro1">
          <table:table-cell office:value-type="string">
            <text:p>mcaja_ahorro_dolares</text:p>
          </table:table-cell>
          <table:table-cell office:value-type="float" office:value="4087">
            <text:p>4087</text:p>
          </table:table-cell>
          <table:table-cell office:value-type="float" office:value="0">
            <text:p>0</text:p>
          </table:table-cell>
          <table:table-cell office:value-type="float" office:value="6992705">
            <text:p>6992705</text:p>
          </table:table-cell>
          <table:table-cell office:value-type="float" office:value="-18662">
            <text:p>-18662</text:p>
          </table:table-cell>
          <table:table-cell table:number-columns-repeated="1019"/>
        </table:table-row>
        <table:table-row table:style-name="ro1">
          <table:table-cell office:value-type="string">
            <text:p>mdescubierto_preacordado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cuentas_saldo</text:p>
          </table:table-cell>
          <table:table-cell table:style-name="ce1" office:value-type="float" office:value="25070">
            <text:p>25070</text:p>
          </table:table-cell>
          <table:table-cell table:style-name="ce1" office:value-type="float" office:value="4015">
            <text:p>4015</text:p>
          </table:table-cell>
          <table:table-cell table:style-name="ce1" office:value-type="float" office:value="12813401">
            <text:p>12813401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ttarjeta_debi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tarjeta_debito_transaccion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utoservicio</text:p>
          </table:table-cell>
          <table:table-cell office:value-type="float" office:value="2103">
            <text:p>2103</text:p>
          </table:table-cell>
          <table:table-cell office:value-type="float" office:value="506">
            <text:p>506</text:p>
          </table:table-cell>
          <table:table-cell office:value-type="float" office:value="571681">
            <text:p>57168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tarjeta_vis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tarjeta_visa_transacciones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tarjeta_visa_consumo</text:p>
          </table:table-cell>
          <table:table-cell table:style-name="ce1" office:value-type="float" office:value="5368">
            <text:p>5368</text:p>
          </table:table-cell>
          <table:table-cell table:style-name="ce1" office:value-type="float" office:value="3395">
            <text:p>3395</text:p>
          </table:table-cell>
          <table:table-cell table:style-name="ce1" office:value-type="float" office:value="504722">
            <text:p>504722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ttarjeta_mast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tarjeta_master_transaccion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tarjeta_master_consumo</text:p>
          </table:table-cell>
          <table:table-cell office:value-type="float" office:value="1662">
            <text:p>1662</text:p>
          </table:table-cell>
          <table:table-cell office:value-type="float" office:value="0">
            <text:p>0</text:p>
          </table:table-cell>
          <table:table-cell office:value-type="float" office:value="161971">
            <text:p>16197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prestamos_personales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prestamos_personales</text:p>
          </table:table-cell>
          <table:table-cell office:value-type="float" office:value="13318">
            <text:p>13318</text:p>
          </table:table-cell>
          <table:table-cell office:value-type="float" office:value="0">
            <text:p>0</text:p>
          </table:table-cell>
          <table:table-cell office:value-type="float" office:value="487644">
            <text:p>48764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prestamos_prendario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prestamos_prendarios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437695">
            <text:p>43769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prestamos_hipotecarios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prestamos_hipotecarios</text:p>
          </table:table-cell>
          <table:table-cell office:value-type="float" office:value="4771">
            <text:p>4771</text:p>
          </table:table-cell>
          <table:table-cell office:value-type="float" office:value="0">
            <text:p>0</text:p>
          </table:table-cell>
          <table:table-cell office:value-type="float" office:value="1316377">
            <text:p>131637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lazo_fij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plazo_fijo_dolares</text:p>
          </table:table-cell>
          <table:table-cell office:value-type="float" office:value="18855">
            <text:p>18855</text:p>
          </table:table-cell>
          <table:table-cell office:value-type="float" office:value="0">
            <text:p>0</text:p>
          </table:table-cell>
          <table:table-cell office:value-type="float" office:value="24870648">
            <text:p>2487064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plazo_fijo_pesos</text:p>
          </table:table-cell>
          <table:table-cell office:value-type="float" office:value="2143">
            <text:p>2143</text:p>
          </table:table-cell>
          <table:table-cell office:value-type="float" office:value="0">
            <text:p>0</text:p>
          </table:table-cell>
          <table:table-cell office:value-type="float" office:value="9283921">
            <text:p>928392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fondos_comunes_invers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fondos_comunes_inversion_pesos</text:p>
          </table:table-cell>
          <table:table-cell table:style-name="ce1" office:value-type="float" office:value="2192">
            <text:p>21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015491">
            <text:p>22015491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fondos_comunes_inversion_dolares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247561">
            <text:p>224756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titul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titulos</text:p>
          </table:table-cell>
          <table:table-cell office:value-type="float" office:value="10930">
            <text:p>10930</text:p>
          </table:table-cell>
          <table:table-cell office:value-type="float" office:value="0">
            <text:p>0</text:p>
          </table:table-cell>
          <table:table-cell office:value-type="float" office:value="43185853">
            <text:p>4318585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seguro_vida_mercado_abiert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seguro_aut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seguro_viviend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seguro_accidentes_personal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_segurida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bonos_gobierno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monedas_extranjera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inversiones_otra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lan_sueld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plan_sueldo</text:p>
          </table:table-cell>
          <table:table-cell table:style-name="ce1" office:value-type="float" office:value="9228">
            <text:p>92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925377">
            <text:p>5925377</text:p>
          </table:table-cell>
          <table:table-cell table:style-name="ce1" office:value-type="float" office:value="-11040">
            <text:p>-11040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>
            <text:p>mplan_sueldo_manua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7779">
            <text:p>747779</text:p>
          </table:table-cell>
          <table:table-cell table:style-name="ce1" office:value-type="float" office:value="-54853">
            <text:p>-54853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plan_sueldo_transacc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uenta_debitos_automatic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uenta_debitos_automaticos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1150000">
            <text:p>1150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tarjeta_visa_debitos_automatico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ttarjeta_visa_debitos_automaticos</text:p>
          </table:table-cell>
          <table:table-cell office:value-type="float" office:value="1084">
            <text:p>1084</text:p>
          </table:table-cell>
          <table:table-cell office:value-type="float" office:value="327">
            <text:p>327</text:p>
          </table:table-cell>
          <table:table-cell office:value-type="float" office:value="103237">
            <text:p>10323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tarjeta_master_debitos_automatic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ttarjeta_master_debitos_automaticos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39586">
            <text:p>3958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godeservici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pagodeservicios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21475">
            <text:p>421475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tpagomiscuent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pagomiscuentas</text:p>
          </table:table-cell>
          <table:table-cell table:style-name="ce1" office:value-type="float" office:value="2044">
            <text:p>20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40780">
            <text:p>364078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cajeros_propios_descuento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cajeros_propios_descuentos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31">
            <text:p>3831</text:p>
          </table:table-cell>
          <table:table-cell table:style-name="ce1" office:value-type="float" office:value="-83">
            <text:p>-83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tarjeta_visa_descuento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tarjeta_visa_descuentos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tarjeta_master_descuento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tarjeta_master_descuentos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cuenta_descuento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uenta_descuento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omisiones_mantenimie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omisiones_mantenimiento</text:p>
          </table:table-cell>
          <table:table-cell office:value-type="float" office:value="149">
            <text:p>149</text:p>
          </table:table-cell>
          <table:table-cell office:value-type="float" office:value="201">
            <text:p>201</text:p>
          </table:table-cell>
          <table:table-cell office:value-type="float" office:value="1864">
            <text:p>186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omisiones_otras</text:p>
          </table:table-cell>
          <table:table-cell table:number-columns-repeated="2" office:value-type="float" office:value="7">
            <text:p>7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omisiones_otras</text:p>
          </table:table-cell>
          <table:table-cell office:value-type="float" office:value="443">
            <text:p>443</text:p>
          </table:table-cell>
          <table:table-cell office:value-type="float" office:value="353">
            <text:p>353</text:p>
          </table:table-cell>
          <table:table-cell office:value-type="float" office:value="203085">
            <text:p>203085</text:p>
          </table:table-cell>
          <table:table-cell office:value-type="float" office:value="-4487">
            <text:p>-4487</text:p>
          </table:table-cell>
          <table:table-cell table:number-columns-repeated="1019"/>
        </table:table-row>
        <table:table-row table:style-name="ro1">
          <table:table-cell office:value-type="string">
            <text:p>tcambio_moned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ambio_monedas_compra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ambio_monedas_compra</text:p>
          </table:table-cell>
          <table:table-cell table:number-columns-repeated="2" office:value-type="float" office:value="0">
            <text:p>0</text:p>
          </table:table-cell>
          <table:table-cell office:value-type="float" office:value="26702">
            <text:p>2670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ambio_monedas_vent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ambio_monedas_venta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394">
            <text:p>539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transferencias_recibidas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transferencias_recibidas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77500">
            <text:p>97750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transferencias_emitidas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transferencias_emitidas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087636">
            <text:p>108763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extraccion_autoservici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extraccion_autoservicio</text:p>
          </table:table-cell>
          <table:table-cell office:value-type="float" office:value="4080">
            <text:p>4080</text:p>
          </table:table-cell>
          <table:table-cell office:value-type="float" office:value="690">
            <text:p>690</text:p>
          </table:table-cell>
          <table:table-cell office:value-type="float" office:value="282900">
            <text:p>2829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heques_depositados</text:p>
          </table:table-cell>
          <table:table-cell table:number-columns-repeated="2"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heques_depositados</text:p>
          </table:table-cell>
          <table:table-cell office:value-type="float" office:value="3920">
            <text:p>3920</text:p>
          </table:table-cell>
          <table:table-cell office:value-type="float" office:value="0">
            <text:p>0</text:p>
          </table:table-cell>
          <table:table-cell office:value-type="float" office:value="8539900">
            <text:p>85399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heques_emitidos</text:p>
          </table:table-cell>
          <table:table-cell table:number-columns-repeated="2"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cheques_emitidos</text:p>
          </table:table-cell>
          <table:table-cell table:style-name="ce1" office:value-type="float" office:value="2566">
            <text:p>256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806114">
            <text:p>1380611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cheques_depositados_rechazados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heques_depositados_rechazados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787412">
            <text:p>78741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heques_emitidos_rechazados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heques_emitidos_rechazados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535527">
            <text:p>253552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llcent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allcenter_transacciones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homebanki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homebanking_transacciones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7287">
            <text:p>728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autoservici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autoservicio_transacciones</text:p>
          </table:table-cell>
          <table:table-cell table:number-columns-repeated="2"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s_consulta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s_deposit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s_extraccion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s_otr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ajeros_propio_transaccion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ajeros_propio</text:p>
          </table:table-cell>
          <table:table-cell office:value-type="float" office:value="2641">
            <text:p>2641</text:p>
          </table:table-cell>
          <table:table-cell office:value-type="float" office:value="0">
            <text:p>0</text:p>
          </table:table-cell>
          <table:table-cell office:value-type="float" office:value="282900">
            <text:p>2829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ajeros_ajenos_transaccion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ajeros_ajenos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85100">
            <text:p>851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movimientos_ultimos90dia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marca_atras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cuenta_estado</text:p>
          </table:table-cell>
          <table:table-cell table:number-columns-repeated="2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Master_mfinanciacion_limite</text:p>
          </table:table-cell>
          <table:table-cell office:value-type="float" office:value="30311">
            <text:p>30311</text:p>
          </table:table-cell>
          <table:table-cell office:value-type="float" office:value="15525">
            <text:p>15525</text:p>
          </table:table-cell>
          <table:table-cell office:value-type="float" office:value="835121">
            <text:p>83512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Fvencimiento</text:p>
          </table:table-cell>
          <table:table-cell office:value-type="float" office:value="20159593">
            <text:p>20159593</text:p>
          </table:table-cell>
          <table:table-cell office:value-type="float" office:value="20160630">
            <text:p>20160630</text:p>
          </table:table-cell>
          <table:table-cell office:value-type="float" office:value="99991231">
            <text:p>99991231</text:p>
          </table:table-cell>
          <table:table-cell office:value-type="float" office:value="20020630">
            <text:p>20020630</text:p>
          </table:table-cell>
          <table:table-cell table:number-columns-repeated="1019"/>
        </table:table-row>
        <table:table-row table:style-name="ro1">
          <table:table-cell office:value-type="string">
            <text:p>Master_Finiciomora</text:p>
          </table:table-cell>
          <table:table-cell office:value-type="float" office:value="20140496">
            <text:p>20140496</text:p>
          </table:table-cell>
          <table:table-cell office:value-type="float" office:value="20140514">
            <text:p>20140514</text:p>
          </table:table-cell>
          <table:table-cell office:value-type="float" office:value="20140530">
            <text:p>20140530</text:p>
          </table:table-cell>
          <table:table-cell office:value-type="float" office:value="20140212">
            <text:p>20140212</text:p>
          </table:table-cell>
          <table:table-cell table:number-columns-repeated="1019"/>
        </table:table-row>
        <table:table-row table:style-name="ro1">
          <table:table-cell office:value-type="string">
            <text:p>Master_msaldototal</text:p>
          </table:table-cell>
          <table:table-cell office:value-type="float" office:value="3268">
            <text:p>3268</text:p>
          </table:table-cell>
          <table:table-cell office:value-type="float" office:value="315">
            <text:p>315</text:p>
          </table:table-cell>
          <table:table-cell office:value-type="float" office:value="348566">
            <text:p>348566</text:p>
          </table:table-cell>
          <table:table-cell office:value-type="float" office:value="-84588">
            <text:p>-84588</text:p>
          </table:table-cell>
          <table:table-cell table:number-columns-repeated="1019"/>
        </table:table-row>
        <table:table-row table:style-name="ro1">
          <table:table-cell office:value-type="string">
            <text:p>Master_msaldopesos</text:p>
          </table:table-cell>
          <table:table-cell office:value-type="float" office:value="3021">
            <text:p>3021</text:p>
          </table:table-cell>
          <table:table-cell office:value-type="float" office:value="304">
            <text:p>304</text:p>
          </table:table-cell>
          <table:table-cell office:value-type="float" office:value="348566">
            <text:p>348566</text:p>
          </table:table-cell>
          <table:table-cell office:value-type="float" office:value="-84588">
            <text:p>-84588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ster_msaldodolares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2379">
            <text:p>162379</text:p>
          </table:table-cell>
          <table:table-cell table:style-name="ce1" office:value-type="float" office:value="-24636">
            <text:p>-24636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>
            <text:p>Master_mconsumospesos</text:p>
          </table:table-cell>
          <table:table-cell table:style-name="ce1" office:value-type="float" office:value="1612">
            <text:p>1612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161341">
            <text:p>161341</text:p>
          </table:table-cell>
          <table:table-cell table:style-name="ce1" office:value-type="float" office:value="-11492">
            <text:p>-11492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>
            <text:p>Master_mconsumosdolares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947">
            <text:p>19947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aster_mlimitecompra</text:p>
          </table:table-cell>
          <table:table-cell office:value-type="float" office:value="33726">
            <text:p>33726</text:p>
          </table:table-cell>
          <table:table-cell office:value-type="float" office:value="17250">
            <text:p>17250</text:p>
          </table:table-cell>
          <table:table-cell office:value-type="float" office:value="667616">
            <text:p>667616</text:p>
          </table:table-cell>
          <table:table-cell office:value-type="float" office:value="966">
            <text:p>966</text:p>
          </table:table-cell>
          <table:table-cell table:number-columns-repeated="1019"/>
        </table:table-row>
        <table:table-row table:style-name="ro1">
          <table:table-cell office:value-type="string">
            <text:p>Master_madelantopesos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7250">
            <text:p>1725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madelantodolar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fultimo_cierre</text:p>
          </table:table-cell>
          <table:table-cell office:value-type="float" office:value="20140486">
            <text:p>20140486</text:p>
          </table:table-cell>
          <table:table-cell table:number-columns-repeated="2" office:value-type="float" office:value="20140529">
            <text:p>20140529</text:p>
          </table:table-cell>
          <table:table-cell office:value-type="float" office:value="20070426">
            <text:p>20070426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ster_mpagado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4008">
            <text:p>144008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aster_mpagospesos</text:p>
          </table:table-cell>
          <table:table-cell office:value-type="float" office:value="-3365">
            <text:p>-3365</text:p>
          </table:table-cell>
          <table:table-cell office:value-type="float" office:value="-1564">
            <text:p>-1564</text:p>
          </table:table-cell>
          <table:table-cell office:value-type="float" office:value="13416">
            <text:p>13416</text:p>
          </table:table-cell>
          <table:table-cell office:value-type="float" office:value="-213623">
            <text:p>-213623</text:p>
          </table:table-cell>
          <table:table-cell table:number-columns-repeated="1019"/>
        </table:table-row>
        <table:table-row table:style-name="ro1">
          <table:table-cell office:value-type="string">
            <text:p>Master_mpagosdolares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414">
            <text:p>1541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fechaalta</text:p>
          </table:table-cell>
          <table:table-cell office:value-type="float" office:value="20083243">
            <text:p>20083243</text:p>
          </table:table-cell>
          <table:table-cell office:value-type="float" office:value="20090211">
            <text:p>20090211</text:p>
          </table:table-cell>
          <table:table-cell office:value-type="float" office:value="20140529">
            <text:p>20140529</text:p>
          </table:table-cell>
          <table:table-cell office:value-type="float" office:value="20000608">
            <text:p>20000608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ster_mconsumototal</text:p>
          </table:table-cell>
          <table:table-cell table:style-name="ce1" office:value-type="float" office:value="1612">
            <text:p>1612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161341">
            <text:p>161341</text:p>
          </table:table-cell>
          <table:table-cell table:style-name="ce1" office:value-type="float" office:value="-11492">
            <text:p>-11492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aster_tconsumo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tadelantosefectiv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mpagominimo</text:p>
          </table:table-cell>
          <table:table-cell office:value-type="float" office:value="747">
            <text:p>747</text:p>
          </table:table-cell>
          <table:table-cell office:value-type="float" office:value="23">
            <text:p>23</text:p>
          </table:table-cell>
          <table:table-cell office:value-type="float" office:value="348565">
            <text:p>34856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marca_atras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cuenta_estado</text:p>
          </table:table-cell>
          <table:table-cell table:number-columns-repeated="2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Visa_mfinanciacion_limite</text:p>
          </table:table-cell>
          <table:table-cell office:value-type="float" office:value="37932">
            <text:p>37932</text:p>
          </table:table-cell>
          <table:table-cell office:value-type="float" office:value="21735">
            <text:p>21735</text:p>
          </table:table-cell>
          <table:table-cell office:value-type="float" office:value="2266880">
            <text:p>226688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Fvencimiento</text:p>
          </table:table-cell>
          <table:table-cell office:value-type="float" office:value="20516183">
            <text:p>20516183</text:p>
          </table:table-cell>
          <table:table-cell office:value-type="float" office:value="20160531">
            <text:p>20160531</text:p>
          </table:table-cell>
          <table:table-cell office:value-type="float" office:value="99991231">
            <text:p>99991231</text:p>
          </table:table-cell>
          <table:table-cell office:value-type="float" office:value="19990531">
            <text:p>19990531</text:p>
          </table:table-cell>
          <table:table-cell table:number-columns-repeated="1019"/>
        </table:table-row>
        <table:table-row table:style-name="ro1">
          <table:table-cell office:value-type="string">
            <text:p>Visa_Finiciomora</text:p>
          </table:table-cell>
          <table:table-cell office:value-type="float" office:value="20140484">
            <text:p>20140484</text:p>
          </table:table-cell>
          <table:table-cell office:value-type="float" office:value="20140513">
            <text:p>20140513</text:p>
          </table:table-cell>
          <table:table-cell office:value-type="float" office:value="20140522">
            <text:p>20140522</text:p>
          </table:table-cell>
          <table:table-cell office:value-type="float" office:value="20140204">
            <text:p>20140204</text:p>
          </table:table-cell>
          <table:table-cell table:number-columns-repeated="1019"/>
        </table:table-row>
        <table:table-row table:style-name="ro1">
          <table:table-cell office:value-type="string">
            <text:p>Visa_msaldototal</text:p>
          </table:table-cell>
          <table:table-cell office:value-type="float" office:value="7238">
            <text:p>7238</text:p>
          </table:table-cell>
          <table:table-cell office:value-type="float" office:value="3854">
            <text:p>3854</text:p>
          </table:table-cell>
          <table:table-cell office:value-type="float" office:value="873996">
            <text:p>873996</text:p>
          </table:table-cell>
          <table:table-cell office:value-type="float" office:value="-81390">
            <text:p>-81390</text:p>
          </table:table-cell>
          <table:table-cell table:number-columns-repeated="1019"/>
        </table:table-row>
        <table:table-row table:style-name="ro1">
          <table:table-cell office:value-type="string">
            <text:p>Visa_msaldopesos</text:p>
          </table:table-cell>
          <table:table-cell office:value-type="float" office:value="7896">
            <text:p>7896</text:p>
          </table:table-cell>
          <table:table-cell office:value-type="float" office:value="4314">
            <text:p>4314</text:p>
          </table:table-cell>
          <table:table-cell office:value-type="float" office:value="1005096">
            <text:p>1005096</text:p>
          </table:table-cell>
          <table:table-cell office:value-type="float" office:value="-93599">
            <text:p>-93599</text:p>
          </table:table-cell>
          <table:table-cell table:number-columns-repeated="1019"/>
        </table:table-row>
        <table:table-row table:style-name="ro1">
          <table:table-cell office:value-type="string">
            <text:p>Visa_msaldodolares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255466">
            <text:p>255466</text:p>
          </table:table-cell>
          <table:table-cell office:value-type="float" office:value="-34917">
            <text:p>-34917</text:p>
          </table:table-cell>
          <table:table-cell table:number-columns-repeated="1019"/>
        </table:table-row>
        <table:table-row table:style-name="ro1">
          <table:table-cell office:value-type="string">
            <text:p>Visa_mconsumospesos</text:p>
          </table:table-cell>
          <table:table-cell office:value-type="float" office:value="2299">
            <text:p>2299</text:p>
          </table:table-cell>
          <table:table-cell office:value-type="float" office:value="440">
            <text:p>440</text:p>
          </table:table-cell>
          <table:table-cell office:value-type="float" office:value="353489">
            <text:p>353489</text:p>
          </table:table-cell>
          <table:table-cell office:value-type="float" office:value="-10349">
            <text:p>-10349</text:p>
          </table:table-cell>
          <table:table-cell table:number-columns-repeated="1019"/>
        </table:table-row>
        <table:table-row table:style-name="ro1">
          <table:table-cell office:value-type="string">
            <text:p>Visa_mconsumosdolares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9030">
            <text:p>2903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mlimitecompra</text:p>
          </table:table-cell>
          <table:table-cell office:value-type="float" office:value="42171">
            <text:p>42171</text:p>
          </table:table-cell>
          <table:table-cell office:value-type="float" office:value="24150">
            <text:p>24150</text:p>
          </table:table-cell>
          <table:table-cell office:value-type="float" office:value="2266880">
            <text:p>2266880</text:p>
          </table:table-cell>
          <table:table-cell office:value-type="float" office:value="661">
            <text:p>661</text:p>
          </table:table-cell>
          <table:table-cell table:number-columns-repeated="1019"/>
        </table:table-row>
        <table:table-row table:style-name="ro1">
          <table:table-cell office:value-type="string">
            <text:p>Visa_madelantopesos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3000">
            <text:p>23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madelantodolar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fultimo_cierre</text:p>
          </table:table-cell>
          <table:table-cell office:value-type="float" office:value="20140486">
            <text:p>20140486</text:p>
          </table:table-cell>
          <table:table-cell table:number-columns-repeated="2" office:value-type="float" office:value="20140529">
            <text:p>20140529</text:p>
          </table:table-cell>
          <table:table-cell office:value-type="float" office:value="20060622">
            <text:p>20060622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Visa_mpagado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69645">
            <text:p>469645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Visa_mpagospesos</text:p>
          </table:table-cell>
          <table:table-cell office:value-type="float" office:value="-6131">
            <text:p>-6131</text:p>
          </table:table-cell>
          <table:table-cell office:value-type="float" office:value="-3802">
            <text:p>-3802</text:p>
          </table:table-cell>
          <table:table-cell office:value-type="float" office:value="6065">
            <text:p>6065</text:p>
          </table:table-cell>
          <table:table-cell office:value-type="float" office:value="-285004">
            <text:p>-285004</text:p>
          </table:table-cell>
          <table:table-cell table:number-columns-repeated="1019"/>
        </table:table-row>
        <table:table-row table:style-name="ro1">
          <table:table-cell office:value-type="string">
            <text:p>Visa_mpagosdolare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8232">
            <text:p>1823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fechaalta</text:p>
          </table:table-cell>
          <table:table-cell office:value-type="float" office:value="20065234">
            <text:p>20065234</text:p>
          </table:table-cell>
          <table:table-cell office:value-type="float" office:value="20070727">
            <text:p>20070727</text:p>
          </table:table-cell>
          <table:table-cell office:value-type="float" office:value="20140529">
            <text:p>20140529</text:p>
          </table:table-cell>
          <table:table-cell office:value-type="float" office:value="19860904">
            <text:p>19860904</text:p>
          </table:table-cell>
          <table:table-cell table:number-columns-repeated="1019"/>
        </table:table-row>
        <table:table-row table:style-name="ro1">
          <table:table-cell office:value-type="string">
            <text:p>Visa_mconsumototal</text:p>
          </table:table-cell>
          <table:table-cell office:value-type="float" office:value="2299">
            <text:p>2299</text:p>
          </table:table-cell>
          <table:table-cell office:value-type="float" office:value="440">
            <text:p>440</text:p>
          </table:table-cell>
          <table:table-cell office:value-type="float" office:value="353489">
            <text:p>353489</text:p>
          </table:table-cell>
          <table:table-cell office:value-type="float" office:value="-10349">
            <text:p>-10349</text:p>
          </table:table-cell>
          <table:table-cell table:number-columns-repeated="1019"/>
        </table:table-row>
        <table:table-row table:style-name="ro1">
          <table:table-cell office:value-type="string">
            <text:p>Visa_tconsumo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tadelantosefectiv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mpagominimo</text:p>
          </table:table-cell>
          <table:table-cell office:value-type="float" office:value="1739">
            <text:p>1739</text:p>
          </table:table-cell>
          <table:table-cell office:value-type="float" office:value="828">
            <text:p>828</text:p>
          </table:table-cell>
          <table:table-cell office:value-type="float" office:value="218718">
            <text:p>21871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participa</text:p>
          </table:table-cell>
          <table:table-cell table:number-columns-repeated="4" office:value-type="float" office:value="1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6T13:55:30</dc:date>
    <dc:creator>nemi </dc:creator>
    <meta:generator>LibreOffice/3.5$Linux_X86_64 LibreOffice_project/350m1$Build-2</meta:generator>
    <meta:editing-duration>PT20M23S</meta:editing-duration>
    <meta:editing-cycles>3</meta:editing-cycles>
    <meta:document-statistic meta:table-count="1" meta:cell-count="855" meta:object-count="0"/>
  </office:meta>
</office:document-meta>
</file>